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8.599cm" style:rel-column-width="4875*"/>
    </style:style>
    <style:style style:name="Tableau1.B" style:family="table-column">
      <style:table-column-properties style:column-width="1.584cm" style:rel-column-width="898*"/>
    </style:style>
    <style:style style:name="Tableau1.C" style:family="table-column">
      <style:table-column-properties style:column-width="3.395cm" style:rel-column-width="1925*"/>
    </style:style>
    <style:style style:name="Tableau1.D" style:family="table-column">
      <style:table-column-properties style:column-width="6.793cm" style:rel-column-width="3851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812ca7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87d37" officeooo:paragraph-rsid="010984b3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1107fc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1135bea" officeooo:paragraph-rsid="01135bea" style:font-size-asian="14pt" style:font-style-asian="normal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0e485b" officeooo:paragraph-rsid="010e485b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24597" officeooo:paragraph-rsid="01124597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90a82" officeooo:paragraph-rsid="01190a82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11bbc36" officeooo:paragraph-rsid="011bbc36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e485b" officeooo:paragraph-rsid="010e485b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90a82" officeooo:paragraph-rsid="01190a82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90a82" officeooo:paragraph-rsid="011aad0d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1bbc36" officeooo:paragraph-rsid="011bbc36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T1" style:family="text">
      <style:text-properties officeooo:rsid="010984b3"/>
    </style:style>
    <style:style style:name="T2" style:family="text">
      <style:text-properties fo:font-weight="bold" officeooo:rsid="010984b3" style:font-weight-asian="bold" style:font-weight-complex="bold"/>
    </style:style>
    <style:style style:name="T3" style:family="text">
      <style:text-properties officeooo:rsid="010a8e75"/>
    </style:style>
    <style:style style:name="T4" style:family="text">
      <style:text-properties officeooo:rsid="010c6528"/>
    </style:style>
    <style:style style:name="T5" style:family="text">
      <style:text-properties officeooo:rsid="0116c43d"/>
    </style:style>
    <style:style style:name="T6" style:family="text">
      <style:text-properties officeooo:rsid="01186488"/>
    </style:style>
    <style:style style:name="T7" style:family="text">
      <style:text-properties officeooo:rsid="011aa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204320507520">
          <table:table-cell table:style-name="Tableau1.A1" table:number-columns-spanned="4" office:value-type="string">
            <text:p text:style-name="P6">Activité 1 : Les différents Dipôles</text:p>
          </table:table-cell>
          <table:covered-table-cell/>
          <table:covered-table-cell/>
          <table:covered-table-cell/>
        </table:table-row>
        <table:table-row table:style-name="TableLine94204290032096">
          <table:table-cell table:style-name="Tableau1.A2" table:number-columns-spanned="2" office:value-type="string">
            <text:p text:style-name="P15">Objectifs :</text:p>
            <text:p text:style-name="P15">Comprendre le fonctionnement des principaux dipôles utilisés en classe de 5eme 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6">1h30~2h</text:p>
          </table:table-cell>
          <table:covered-table-cell/>
        </table:table-row>
        <table:table-row table:style-name="TableLine94204290276752">
          <table:table-cell table:style-name="Tableau1.A3" table:number-columns-spanned="4" office:value-type="string">
            <text:p text:style-name="P2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0">Par groupe : pile, moteur, <text:span text:style-name="T2">de quoi construire </text:span><text:span text:style-name="T1">un </text:span>interrupteur, <text:span text:style-name="T3">une DEL, </text:span><text:span text:style-name="T4">minimum 2 </text:span><text:span text:style-name="T3">fils.</text:span></text:p>
          </table:table-cell>
          <table:covered-table-cell/>
          <table:covered-table-cell/>
          <table:covered-table-cell/>
        </table:table-row>
        <table:table-row table:style-name="TableLine94204291357856">
          <table:table-cell table:style-name="Tableau1.A5" table:number-columns-spanned="4" office:value-type="string">
            <text:p text:style-name="P3">déroulement de la séance</text:p>
          </table:table-cell>
          <table:covered-table-cell/>
          <table:covered-table-cell/>
          <table:covered-table-cell/>
        </table:table-row>
        <table:table-row table:style-name="TableLine94204329558432">
          <table:table-cell table:style-name="Tableau1.A6" office:value-type="string">
            <text:p text:style-name="P11">Déroulement</text:p>
          </table:table-cell>
          <table:table-cell table:style-name="Tableau1.B6" table:number-columns-spanned="2" office:value-type="string">
            <text:p text:style-name="P11">Modalité</text:p>
          </table:table-cell>
          <table:covered-table-cell/>
          <table:table-cell table:style-name="Tableau1.D6" office:value-type="string">
            <text:p text:style-name="P11">Temps</text:p>
          </table:table-cell>
        </table:table-row>
        <table:table-row table:style-name="TableLine94204290298448">
          <table:table-cell table:style-name="Tableau1.A15" office:value-type="string">
            <text:p text:style-name="P8"/>
          </table:table-cell>
          <table:table-cell table:style-name="Tableau1.B7" table:number-columns-spanned="2" office:value-type="string">
            <text:p text:style-name="P12"/>
          </table:table-cell>
          <table:covered-table-cell/>
          <table:table-cell table:style-name="Tableau1.D7" office:value-type="string">
            <text:p text:style-name="P13"/>
          </table:table-cell>
        </table:table-row>
        <table:table-row table:style-name="TableLine94204290298448">
          <table:table-cell table:style-name="Tableau1.A8" table:number-columns-spanned="4" office:value-type="string">
            <text:p text:style-name="P17"><text:span text:style-name="T6">Q1A </text:span>le moteur est-il un générateur ou un récepteur ? Justifie.</text:p>
          </table:table-cell>
          <table:covered-table-cell/>
          <table:covered-table-cell/>
          <table:covered-table-cell/>
        </table:table-row>
        <table:table-row table:style-name="TableLine94204290298448">
          <table:table-cell table:style-name="Tableau1.A15" office:value-type="string">
            <text:p text:style-name="P18">Rappel oral, générateur récepteur</text:p>
          </table:table-cell>
          <table:table-cell table:style-name="Tableau1.B9" table:number-columns-spanned="2" office:value-type="string">
            <text:p text:style-name="P22">En classe</text:p>
          </table:table-cell>
          <table:covered-table-cell/>
          <table:table-cell table:style-name="Tableau1.D9" office:value-type="string">
            <text:p text:style-name="P22">5min</text:p>
          </table:table-cell>
        </table:table-row>
        <table:table-row table:style-name="TableLine94204290298448">
          <table:table-cell table:style-name="Tableau1.A10" table:number-columns-spanned="4" office:value-type="string">
            <text:p text:style-name="P26"><text:span text:style-name="T6">Q1B </text:span>Imaginez une expérience qui vous permet de vérifier votre réponse. Faire le dessin puis le montrer</text:p>
            <text:p text:style-name="P26">à l’enseignant.e.</text:p>
          </table:table-cell>
          <table:covered-table-cell/>
          <table:covered-table-cell/>
          <table:covered-table-cell/>
        </table:table-row>
        <table:table-row table:style-name="TableLine94204290298448">
          <table:table-cell table:style-name="Tableau1.A15" office:value-type="string">
            <text:p text:style-name="P19">Faire expliquer aux élèves quels genre d’experience peuvent ê<text:span text:style-name="T5">tre utile</text:span></text:p>
          </table:table-cell>
          <table:table-cell table:style-name="Tableau1.B11" table:number-columns-spanned="2" office:value-type="string">
            <text:p text:style-name="P22">En classe</text:p>
          </table:table-cell>
          <table:covered-table-cell/>
          <table:table-cell table:style-name="Tableau1.D11" office:value-type="string">
            <text:p text:style-name="P22">5min</text:p>
          </table:table-cell>
        </table:table-row>
        <table:table-row table:style-name="TableLine94204290298448">
          <table:table-cell table:style-name="Tableau1.A15" office:value-type="string">
            <text:p text:style-name="P20">Q2A Expliquer qu’il faut réaliser un circuit simple avec un interrupteur fait par les élèves</text:p>
          </table:table-cell>
          <table:table-cell table:style-name="Tableau1.B11" table:number-columns-spanned="2" office:value-type="string">
            <text:p text:style-name="P22"/>
          </table:table-cell>
          <table:covered-table-cell/>
          <table:table-cell table:style-name="Tableau1.D12" office:value-type="string">
            <text:p text:style-name="P25"/>
          </table:table-cell>
        </table:table-row>
        <table:table-row table:style-name="TableLine94204290298448">
          <table:table-cell table:style-name="Tableau1.A15" office:value-type="string">
            <text:p text:style-name="P20">Q3 DEL, expliquer ce qui est attendu, les explications etc</text:p>
          </table:table-cell>
          <table:table-cell table:style-name="Tableau1.B11" table:number-columns-spanned="2" office:value-type="string">
            <text:p text:style-name="Standard"/>
          </table:table-cell>
          <table:covered-table-cell/>
          <table:table-cell table:style-name="Tableau1.D13" office:value-type="string">
            <text:p text:style-name="P24"><text:span text:style-name="T7">2</text:span>min</text:p>
          </table:table-cell>
        </table:table-row>
        <table:table-row table:style-name="TableLine94204290298448">
          <table:table-cell table:style-name="Tableau1.A15" office:value-type="string">
            <text:p text:style-name="P20">Q3 les élèves travaillent</text:p>
          </table:table-cell>
          <table:table-cell table:style-name="Tableau1.B11" table:number-columns-spanned="2" office:value-type="string">
            <text:p text:style-name="P23">En groupe</text:p>
          </table:table-cell>
          <table:covered-table-cell/>
          <table:table-cell table:style-name="Tableau1.D14" office:value-type="string">
            <text:p text:style-name="P24">10min</text:p>
          </table:table-cell>
        </table:table-row>
        <table:table-row table:style-name="TableLine94204290298448">
          <table:table-cell table:style-name="Tableau1.A15" office:value-type="string">
            <text:p text:style-name="P21">Bilan de cours</text:p>
          </table:table-cell>
          <table:table-cell table:style-name="Tableau1.B11" table:number-columns-spanned="2" office:value-type="string">
            <text:p text:style-name="P22"/>
          </table:table-cell>
          <table:covered-table-cell/>
          <table:table-cell table:style-name="Tableau1.D15" office:value-type="string">
            <text:p text:style-name="P22"/>
          </table:table-cell>
        </table:table-row>
        <table:table-row table:style-name="TableLine94204288339936">
          <table:table-cell table:style-name="Tableau1.A5" table:number-columns-spanned="4" office:value-type="string">
            <text:p text:style-name="P4">Devoirs</text:p>
          </table:table-cell>
          <table:covered-table-cell/>
          <table:covered-table-cell/>
          <table:covered-table-cell/>
        </table:table-row>
        <table:table-row table:style-name="TableLine94204343577008">
          <table:table-cell table:style-name="Tableau1.A17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Line94204290310336">
          <table:table-cell table:style-name="Tableau1.A5" table:number-columns-spanned="4" office:value-type="string">
            <text:p text:style-name="P5">Trace écrite</text:p>
          </table:table-cell>
          <table:covered-table-cell/>
          <table:covered-table-cell/>
          <table:covered-table-cell/>
        </table:table-row>
        <table:table-row table:style-name="TableLine94204290296208">
          <table:table-cell table:style-name="Tableau1.A19" table:number-columns-spanned="4" office:value-type="string">
            <text:p text:style-name="P14">— Le moteur est un récepteur, il se met en mouvement lorsqu’un</text:p>
            <text:p text:style-name="P14">courant le traverse.</text:p>
            <text:p text:style-name="P14">— Le principe de fonctionnement de l’interrupteur est d’ouvrir le</text:p>
            <text:p text:style-name="P14">circuit : il n’y a alors plus de boucle de courant et donc le circuit</text:p>
            <text:p text:style-name="P14">ne fonctionne plus.</text:p>
            <text:p text:style-name="P14">— La D.E.L ne fonctionne pas comme une lampe, dans certaines</text:p>
            <text:p text:style-name="P14">situations elle émet de la lumière mais dans certains circuit où</text:p>
            <text:p text:style-name="P14">une lampe brillerait, la D.E.L ne brille pas.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5M52S</meta:editing-duration>
    <meta:editing-cycles>175</meta:editing-cycles>
    <meta:generator>LibreOffice/7.2.4.1$Linux_X86_64 LibreOffice_project/20$Build-1</meta:generator>
    <meta:creation-date>2021-02-11T10:59:54.903285377</meta:creation-date>
    <meta:initial-creator>J Cercy</meta:initial-creator>
    <dc:date>2021-12-30T11:37:35.698608628</dc:date>
    <meta:document-statistic meta:table-count="1" meta:image-count="0" meta:object-count="0" meta:page-count="1" meta:paragraph-count="37" meta:word-count="205" meta:character-count="1223" meta:non-whitespace-character-count="1052"/>
  </office:meta>
</office:document-meta>
</file>